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draw:fill-color="#ffffff" draw:textarea-vertical-align="middle" fo:min-height="3.25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duction to Vagran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From scratch to a LAMP stack:</text:p>
            <text:p>A hands-on worksho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troduct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199cm" svg:height="3.506cm" svg:x="1.401cm" svg:y="0.837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art I: Introduction to Vagrant</text:p>
                <text:list>
                  <text:list-item>
                    <text:p>What is Vagrant?</text:p>
                  </text:list-item>
                  <text:list-item>
                    <text:p>Create an Ubuntu server in 3 easy steps</text:p>
                  </text:list-item>
                  <text:list-item>
                    <text:p>A look at the CLI</text:p>
                  </text:list-item>
                  <text:list-item>
                    <text:p>A look at the Vagrantfile</text:p>
                  </text:list-item>
                  <text:list-item>
                    <text:p>Vagrant plugins</text:p>
                  </text:list-item>
                </text:list>
              </text:list-item>
              <text:list-item>
                <text:p>Part II: Installing Vagrant</text:p>
              </text:list-item>
              <text:list-item>
                <text:p>Part III: Creating a repeatable LAMP stack from scrat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6:26:44.921812083</meta:creation-date>
    <dc:date>2018-05-10T16:33:44.913225289</dc:date>
    <meta:editing-duration>PT7M</meta:editing-duration>
    <meta:editing-cycles>1</meta:editing-cycles>
    <meta:generator>LibreOffice/5.1.6.2$Linux_X86_64 LibreOffice_project/10m0$Build-2</meta:generator>
    <meta:document-statistic meta:object-count="34"/>
  </office:meta>
</office:document-meta>
</file>